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637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Paris</text:p>
          </table:table-cell>
          <table:table-cell office:value-type="float" office:value="2001" calcext:value-type="float">
            <text:p>2001</text:p>
          </table:table-cell>
        </table:table-row>
        <table:table-row table:style-name="ro1">
          <table:table-cell office:value-type="string" calcext:value-type="string">
            <text:p>Paris</text:p>
          </table:table-cell>
          <table:table-cell office:value-type="float" office:value="2001" calcext:value-type="float">
            <text:p>2001</text:p>
          </table:table-cell>
        </table:table-row>
        <table:table-row table:style-name="ro1">
          <table:table-cell office:value-type="string" calcext:value-type="string">
            <text:p>London</text:p>
          </table:table-cell>
          <table:table-cell office:value-type="float" office:value="634" calcext:value-type="float">
            <text:p>634</text:p>
          </table:table-cell>
        </table:table-row>
        <table:table-row table:style-name="ro1">
          <table:table-cell office:value-type="string" calcext:value-type="string">
            <text:p>Ath</text:p>
          </table:table-cell>
          <table:table-cell office:value-type="float" office:value="583" calcext:value-type="float">
            <text:p>583</text:p>
          </table:table-cell>
        </table:table-row>
        <table:table-row table:style-name="ro1">
          <table:table-cell office:value-type="string" calcext:value-type="string">
            <text:p>Ath</text:p>
          </table:table-cell>
          <table:table-cell office:value-type="float" office:value="583" calcext:value-type="float">
            <text:p>583</text:p>
          </table:table-cell>
        </table:table-row>
        <table:table-row table:style-name="ro1">
          <table:table-cell office:value-type="string" calcext:value-type="string">
            <text:p>Frankrijk</text:p>
          </table:table-cell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string" calcext:value-type="string">
            <text:p>Frankrijk</text:p>
          </table:table-cell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string" calcext:value-type="string">
            <text:p>Frankrijk</text:p>
          </table:table-cell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string" calcext:value-type="string">
            <text:p>Rome</text:p>
          </table:table-cell>
          <table:table-cell office:value-type="float" office:value="334" calcext:value-type="float">
            <text:p>334</text:p>
          </table:table-cell>
        </table:table-row>
        <table:table-row table:style-name="ro1">
          <table:table-cell office:value-type="string" calcext:value-type="string">
            <text:p>Italië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string" calcext:value-type="string">
            <text:p>Gand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string" calcext:value-type="string">
            <text:p>Gand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string" calcext:value-type="string">
            <text:p>Gand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string" calcext:value-type="string">
            <text:p>Zwitserland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string" calcext:value-type="string">
            <text:p>Bristol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string" calcext:value-type="string">
            <text:p>France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string" calcext:value-type="string">
            <text:p>France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string" calcext:value-type="string">
            <text:p>Lyon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string" calcext:value-type="string">
            <text:p>Lyon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string" calcext:value-type="string">
            <text:p>Lyon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string" calcext:value-type="string">
            <text:p>Lyon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string" calcext:value-type="string">
            <text:p>Amsterdam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string" calcext:value-type="string">
            <text:p>Alger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string" calcext:value-type="string">
            <text:p>Portugal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string" calcext:value-type="string">
            <text:p>Mons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string" calcext:value-type="string">
            <text:p>Rotterdam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string" calcext:value-type="string">
            <text:p>Plymouth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Brussel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Brussel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Brussel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Brussel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Brussel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Brussel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Brussel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Brussel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Brussel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Brussel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Lys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Lys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Zuid-Afrika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Zuid-Afrika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Zuid-Afrika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Zuid-Afrika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Bruxelles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Bruxelles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Bruxelles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Bruxelles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Bruxelles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Bruxelles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Lille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Lille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Lille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Lille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Gent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Gent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België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België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België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België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Belgique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Belgique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Belgique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Belgique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Belgique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Belgique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Belgique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Belgique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Belgique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Danube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Chine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Pays-Bas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Charleroi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Charleroi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Bretagne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Falmouth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Griekenland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Zélande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Europa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Komen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Komen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Orléans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Orléans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Russie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Russie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Maastricht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Antwerpen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Toulouse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Dijon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Dijon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Appenzell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Appenzell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Anve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Anve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Lyne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Hoboken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Kortrijk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Kortrijk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Kortrijk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Kortrijk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Kortrijk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Kortrijk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Kortrijk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Kortrijk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Kortrijk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Vesle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Vesle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Vesle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ATH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Meys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Sebastopol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Tournai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Tournai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Aalst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Merken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Périgord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Périgord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Heist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Moldavië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Menin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Menin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Menin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Hanovre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Luik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Brugge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Brugge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Brugge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Lauw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Knokke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Brugge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Brugge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Indië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Indië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Indië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Indië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Brugge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Knokke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Ypres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Ypres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Ypres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Ypres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Ypres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Ypres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Ypres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Ypres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Ypres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Ypres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Ypres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Ypres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Ypres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Ypres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Ypres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Ypres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Ypres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Ypres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Ypres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Ypres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Ypres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Ypres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Louvain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taden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Ostende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Ostende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Magdebourg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Veurne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Diksmuide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Nieuwpoort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Heysel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Nieuwpoort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Veurne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Modèn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urqui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urqui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chiedam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omine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omine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omine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omine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omine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omine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omine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Houthem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aline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Dendermond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omine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omine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Houthem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omine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oeselar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oeselar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Zarren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Lynton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Oostend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oeselar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Houthem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Vervier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Oostend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oeselar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Doornik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lankenberg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arelbek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Lauw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lankenberg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Fisme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Jonchery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isme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landre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aeke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landre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essine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essine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scq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ijsel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eper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ynmout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ynmout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eper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ene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Ingelmunster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Ingelmunster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oorsel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Wevelge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ene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Vicht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eper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eper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eper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eper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eper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eper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eper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eper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eper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eper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eper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eper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eper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eper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eper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eper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eper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eper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eper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eper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eper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eper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eper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eper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evere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ene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eper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eper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arar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ouler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Wervicq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Zonnebek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a.Louvièr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ouler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ixmud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Knock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angemark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rendo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arracomb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oxyd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rdooi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Wervik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Kuurn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oeskroe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Zonnebek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Wervik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Wervik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oeskroe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iddellandse Ze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oeskroe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Kuurn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you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ouvancour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év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rign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uiz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rign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rign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uiz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uiz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uiz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 Jea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oeste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esv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oogled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oogled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oogled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est-Vlaandere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akke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 Pann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rhou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estend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est-Vlaandere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eul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eul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opering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opering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opering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opering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opering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opering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opering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opering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opering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xwic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outh Molt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rke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ssebroe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opering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Zandvoord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 Pann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iste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rhou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outhuls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orsled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reden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rhou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erlij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akke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issege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Zwevege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albek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edege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lamerting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est-Vlaandere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est-Vlaandere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eul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orsled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lamerting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lamerting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lamerting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Zandvoord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rhou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zege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ulebek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eul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eul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eul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ast Yorkshir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ast Yorkshir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heim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heim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Yesl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DERSHO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YPRE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,rus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iali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èu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illutri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ui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eow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ssarabi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assy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assy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pire Ottoma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illislri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tvy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BI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YPRE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YPRE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YPRE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YP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YP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YPRE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EP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UXELLE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EKE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YPRE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Ypru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ette-St-Pierr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celaer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YPRE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YPRE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peringh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YPRE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alon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o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Yp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Yp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YPRE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Ypre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heluvel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Ypre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heluw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heluw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rwèg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èrl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rwèg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p Nor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MIÏIE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LGIQU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N BRIELE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RUTSEEK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 mi ne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PRË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nxelle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Üccl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ég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YPJ1E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MINE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ervicq-su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;ryicq su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euvicq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ervicq-su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Y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ERVIER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ÔURTRAI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wrtmi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URTRAI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OLLAND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 Hav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ois-le-du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LEMAGI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ulwitz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dimbour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Zillebek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mlne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ÊRVICQ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ieuwkerk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EMME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arnêto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arnêto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YPRE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OEGSTEER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oegsteer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arnêto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RI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RI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ERSAILLE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Louvièr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aliforui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hforni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landre-occidental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uflrai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aringh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rmezeel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Zantvoord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lercke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ngemarcq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USSELAR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MINE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wines-tón-Bric/e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mines ten -Brie/e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G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urlrai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Yseghe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iel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mn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YP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iele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Yp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ERVICK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ervick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ervick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ervick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ervick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ervick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ervick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ervick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ervick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.eryick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iele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lkkè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tvyeTij«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AUVECHAI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ELLE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OTTO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LMTHOU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OSTEND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YVOI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-RIALM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INT-GILLI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LREUX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ngemarck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NGENiARCK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ngemarck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ixscho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ngemarck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uddervoord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OOGLED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osebek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EST-VLAANDERE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histe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Yp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ourou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ouroai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ortriik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ümbek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kke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erie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kke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unrn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ost-Boozebek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celaer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Yp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escroe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aereghe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ankenbergh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peringh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ankenbergh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seghe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aereghe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mbards! jd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pre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OVE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OESINGH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YP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ERVIK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ESSE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EMMEI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ORSLED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YP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Yp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lverding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escroe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Yp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evelghe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aereghe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ene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ourou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eys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iel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eys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evelghe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iel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Yp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eys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evelghe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Yp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Yp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ervick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ervick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ARNÊTO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Yp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esse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psrmg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ulyerto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lvertow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rbrock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lleig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mbe, Marti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ynmout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al? lacomb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ettvlaaadere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oekéUr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ankeaberg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octend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 Krui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eenbrugg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ijsel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n Haa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 Jori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chterveld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sege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uingn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ostrazebek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selge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ttignie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 Eloois Winke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erseaux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ulebék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dizel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squons-Tou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Yp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Yp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YP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Yp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Yp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YP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ervick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ERVICfi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ervick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YPEI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oezing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oezing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oeselar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oezing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rtryk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PERING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PERING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PERING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PERING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ESTOUT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OVE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OESTE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ESTVLETERE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LAMERTING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LLICANE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OESTE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Yp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est-Vlaander e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EP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EST-VLAANDERE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ZENBERG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zrnberg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URNE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urne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ieuwponr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pertng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r&gt;erin?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ieuwkerk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winge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cperleekanaa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oezing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oegsteer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oezing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oezing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ch-Urveld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dinkerk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oezing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oezing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YP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YP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Yp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YP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ÜSSfiÖ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DRA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nge-MtrK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oezing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perü»g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perin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EP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inte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yblë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kkebusc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kkebusc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kkebusc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kkebusc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kkebusc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kkebuse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Zillebek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Yp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esd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Yp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Yp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oezing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oezing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iele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oezing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iele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oezing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oezing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ouden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ppe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ulleghe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orseel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inte Catharine-Kappell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inte Calharine- Kappell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seghe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cul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ortryk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AVERAGE([.B1:.B654])" office:value-type="float" office:value="26.2996941896024" calcext:value-type="float">
            <text:p>26,2996941896</text:p>
          </table:table-cell>
        </table:table-row>
        <table:table-row table:style-name="ro1">
          <table:table-cell/>
          <table:table-cell table:formula="of:=MEDIAN([.B1:.B341])" office:value-type="float" office:value="5" calcext:value-type="float">
            <text:p>5</text:p>
          </table:table-cell>
        </table:table-row>
      </table:table>
      <table:named-expressions/>
      <table:database-ranges>
        <table:database-range table:name="__Anonymous_Sheet_DB__0" table:target-range-address="Sheet1.A1:Sheet1.B1048576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B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106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x </meta:initial-creator>
    <meta:creation-date>2015-10-21T15:51:09.782215842</meta:creation-date>
    <dc:date>2015-10-21T15:55:04.575224721</dc:date>
    <dc:creator>Max </dc:creator>
    <meta:editing-duration>PT3M55S</meta:editing-duration>
    <meta:editing-cycles>1</meta:editing-cycles>
    <meta:document-statistic meta:table-count="1" meta:cell-count="1310" meta:object-count="0"/>
    <meta:generator>LibreOffice/4.3.3.2$Linux_X86_64 LibreOffice_project/430m0$Build-2</meta:generator>
  </office:meta>
</office:document-meta>
</file>